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1.9688in"/>
    </style:style>
    <style:style style:name="Table1.B" style:family="table-column">
      <style:table-column-properties style:column-width="4.53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2" style:family="table">
      <style:table-properties style:width="3.0903in" fo:margin-left="-0.0799in" fo:margin-top="0in" fo:margin-bottom="0in" table:align="left" style:writing-mode="lr-tb"/>
    </style:style>
    <style:style style:name="Table2.A" style:family="table-column">
      <style:table-column-properties style:column-width="1.4826in"/>
    </style:style>
    <style:style style:name="Table2.B" style:family="table-column">
      <style:table-column-properties style:column-width="1.606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0.75pt solid #000001" style:writing-mode="lr-tb"/>
    </style:style>
    <style:style style:name="Table3" style:family="table">
      <style:table-properties style:width="3.0903in" fo:margin-left="-0.0799in" fo:margin-top="0in" fo:margin-bottom="0in" table:align="left" style:writing-mode="lr-tb"/>
    </style:style>
    <style:style style:name="Table3.A" style:family="table-column">
      <style:table-column-properties style:column-width="1.0556in"/>
    </style:style>
    <style:style style:name="Table3.B" style:family="table-column">
      <style:table-column-properties style:column-width="2.03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0.75pt solid #000001" style:writing-mode="lr-tb"/>
    </style:style>
    <style:style style:name="Table4" style:family="table">
      <style:table-properties style:width="3.0903in" fo:margin-left="-0.0799in" fo:margin-top="0in" fo:margin-bottom="0in" table:align="left" style:writing-mode="lr-tb"/>
    </style:style>
    <style:style style:name="Table4.A" style:family="table-column">
      <style:table-column-properties style:column-width="1.0444in"/>
    </style:style>
    <style:style style:name="Table4.B" style:family="table-column">
      <style:table-column-properties style:column-width="2.045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694in" fo:border="0.75pt solid #000001" style:writing-mode="lr-tb"/>
    </style:style>
    <style:style style:name="Table5" style:family="table">
      <style:table-properties style:width="3.0903in" fo:margin-left="-0.0799in" fo:margin-top="0in" fo:margin-bottom="0in" table:align="left" style:writing-mode="lr-tb"/>
    </style:style>
    <style:style style:name="Table5.A" style:family="table-column">
      <style:table-column-properties style:column-width="1.4826in"/>
    </style:style>
    <style:style style:name="Table5.B" style:family="table-column">
      <style:table-column-properties style:column-width="1.606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694in" fo:border="0.75pt solid #000001" style:writing-mode="lr-tb"/>
    </style:style>
    <style:style style:name="Table6" style:family="table">
      <style:table-properties style:width="3.059in" fo:margin-left="-0.0799in" fo:margin-top="0in" fo:margin-bottom="0in" table:align="left" style:writing-mode="lr-tb"/>
    </style:style>
    <style:style style:name="Table6.A" style:family="table-column">
      <style:table-column-properties style:column-width="1.4722in"/>
    </style:style>
    <style:style style:name="Table6.B" style:family="table-column">
      <style:table-column-properties style:column-width="1.586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694in" fo:border="0.75pt solid #000001" style:writing-mode="lr-tb"/>
    </style:style>
    <style:style style:name="Table7" style:family="table">
      <style:table-properties style:width="5.434in" fo:margin-left="-0.0799in" fo:margin-top="0in" fo:margin-bottom="0in" table:align="left" style:writing-mode="lr-tb"/>
    </style:style>
    <style:style style:name="Table7.A" style:family="table-column">
      <style:table-column-properties style:column-width="2.5861in"/>
    </style:style>
    <style:style style:name="Table7.B" style:family="table-column">
      <style:table-column-properties style:column-width="2.847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694in" fo:border="0.75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/>
      <style:text-properties fo:color="#525252" fo:font-size="10pt" style:font-size-asian="10pt" style:font-size-complex="10pt" fo:background-color="#ffffff"/>
    </style:style>
    <style:style style:name="P4" style:family="paragraph" style:parent-style-name="Standard">
      <style:paragraph-properties fo:margin-top="0in" fo:margin-bottom="0in" loext:contextual-spacing="false"/>
      <style:text-properties fo:background-color="#ffffff"/>
    </style:style>
    <style:style style:name="P5" style:family="paragraph" style:parent-style-name="Standard">
      <style:paragraph-properties fo:margin-top="0in" fo:margin-bottom="0in" loext:contextual-spacing="false" fo:break-before="page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8" style:family="paragraph" style:parent-style-name="Standard">
      <style:paragraph-properties fo:margin-left="0.3193in" fo:margin-right="0in" fo:margin-top="0in" fo:margin-bottom="0in" loext:contextual-spacing="false" fo:text-indent="0in" style:auto-text-indent="false"/>
    </style:style>
    <style:style style:name="P9" style:family="paragraph" style:parent-style-name="Standard">
      <style:paragraph-properties fo:margin-left="0.3193in" fo:margin-right="0in" fo:margin-top="0in" fo:margin-bottom="0in" loext:contextual-spacing="false" fo:text-align="center" style:justify-single-word="false" fo:text-indent="0in" style:auto-text-indent="false"/>
    </style:style>
    <style:style style:name="P10" style:family="paragraph" style:parent-style-name="Standard">
      <style:paragraph-properties fo:margin-left="0.3193in" fo:margin-right="0in" fo:margin-top="0in" fo:margin-bottom="0in" loext:contextual-spacing="false" fo:text-indent="0in" style:auto-text-indent="false"/>
      <style:text-properties fo:background-color="#ffffff"/>
    </style:style>
    <style:style style:name="P11" style:family="paragraph" style:parent-style-name="Standard">
      <style:paragraph-properties fo:margin-left="0.3193in" fo:margin-right="0in" fo:margin-top="0in" fo:margin-bottom="0in" loext:contextual-spacing="false" fo:text-align="center" style:justify-single-word="false" fo:text-indent="0in" style:auto-text-indent="false"/>
      <style:text-properties fo:background-color="#ffffff"/>
    </style:style>
    <style:style style:name="P12" style:family="paragraph" style:parent-style-name="Heading_20_2">
      <style:paragraph-properties fo:margin-top="0.25in" fo:margin-bottom="0.0555in" loext:contextual-spacing="false" fo:line-height="100%" fo:text-align="center" style:justify-single-word="false" fo:keep-together="auto" fo:keep-with-next="auto"/>
    </style:style>
    <style:style style:name="T1" style:family="text">
      <style:text-properties fo:color="#525252" fo:font-size="10pt" style:font-size-asian="10pt" style:font-size-complex="10pt" fo:background-color="#fffff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6.5pt" fo:font-weight="bold" fo:background-color="#51a351" loext:char-shading-value="0" style:font-size-asian="16.5pt" style:font-weight-asian="bold" style:font-size-complex="16.5pt"/>
    </style:style>
    <style:style style:name="T5" style:family="text">
      <style:text-properties fo:background-color="#ffffff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style:font-size-asian="9pt" style:font-size-complex="9pt" fo:background-color="#ffffff"/>
    </style:style>
    <style:style style:name="T8" style:family="text">
      <style:text-properties fo:font-size="17pt" fo:font-weight="bold" fo:background-color="#51a351" loext:char-shading-value="0" style:font-size-asian="17pt" style:font-weight-asian="bold" style:font-size-complex="1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 purpose of this python code is that it should be running as a daemon, similar to :</text:p>
      <text:p text:style-name="P1"/>
      <text:p text:style-name="P1">Python3 dnl_alert_daemon <text:s/>start | stop | restart</text:p>
      <text:p text:style-name="P1"/>
      <text:p text:style-name="P1">Full logging on when it starts to work, which client_id it is working, what email it is sending and to where should be logged for full debugging. <text:s/>We should have [INFO] | [DEBUG] | and [ERROR]. <text:s/>Log file should auto-logrotate.</text:p>
      <text:p text:style-name="P1"/>
      <text:p text:style-name="P1">It should kick off task from time to time for the below alert delivery:</text:p>
      <text:p text:style-name="P1"/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7">Low Balance Notification</text:p>
          </table:table-cell>
          <table:table-cell table:style-name="Table1.A1" office:value-type="string">
            <text:p text:style-name="P7">Check every 5 minute for each “active” clients’ current balance and “low balance” trigger. <text:s/>If the “current balance” is below the “low balance” trigger, then send out an alert.</text:p>
            <text:p text:style-name="P7"/>
            <text:p text:style-name="P7">Also, there is a “number of time” that we should send in total before payment or credit is added. </text:p>
            <text:p text:style-name="P7"/>
            <text:p text:style-name="P7">Each day, the low balance should be sent once. <text:s/>The subsequent notification should be sent on 00:00:00 of the client’s GMT timezone ( default is gmt+0)</text:p>
            <text:p text:style-name="P7"/>
            <text:p text:style-name="P7">Notification Setting of client:</text:p>
            <text:p text:style-name="P7">select <text:s/>notify_client_balance, low_balance_notice from client;</text:p>
            <text:p text:style-name="P7"/>
            <text:p text:style-name="P7">To check if client is active:</text:p>
            <text:p text:style-name="P7">Select status from client ;</text:p>
          </table:table-cell>
        </table:table-row>
        <table:table-row table:style-name="Table1.1">
          <table:table-cell table:style-name="Table1.A1" office:value-type="string">
            <text:p text:style-name="P7">Zero Balance Notification</text:p>
          </table:table-cell>
          <table:table-cell table:style-name="Table1.A1" office:value-type="string">
            <text:p text:style-name="P2">Check every 5 minute for each “active” clients’ current balance and “low balance” trigger. <text:s/>If the “current balance” is below 0 for prepay client type or below <text:s/>( negative value of credit ) for postpay client type.</text:p>
            <text:p text:style-name="P2"/>
            <text:p text:style-name="P2"/>
            <text:p text:style-name="P2"/>
            <text:p text:style-name="P2">Also, there is a “number of time” that we should send in total before payment or credit is added. </text:p>
            <text:p text:style-name="P2"/>
            <text:p text:style-name="P2">Each day, the low balance should be sent once. <text:s/>The subsequent notification should be sent on 00:00:00 of the client’s GMT timezone ( default is gmt+0)</text:p>
            <text:p text:style-name="P2"/>
            <text:p text:style-name="P2">Notification Setting of client:</text:p>
            <text:p text:style-name="P2">select <text:s/>notify_client_balance, low_balance_notice from client;</text:p>
            <text:p text:style-name="P2"/>
            <text:p text:style-name="P2">To check if client is active:</text:p>
            <text:p text:style-name="P2">Select status from client ;</text:p>
            <text:p text:style-name="P2"/>
            <text:p text:style-name="P2">Select mode from client ;</text:p>
            <text:p text:style-name="P2">Mode = 1 (prepay)</text:p>
            <text:p text:style-name="P2">Mode = 2 (postpay)</text:p>
            <text:p text:style-name="P2"/>
            <text:p text:style-name="P2">Select credit from client;</text:p>
          </table:table-cell>
        </table:table-row>
        <table:table-row table:style-name="Table1.1">
          <table:table-cell table:style-name="Table1.A1" office:value-type="string">
            <text:p text:style-name="P7">Daily Usage Summary</text:p>
          </table:table-cell>
          <table:table-cell table:style-name="Table1.A1" office:value-type="string">
            <text:p text:style-name="P7">For each client who has “daily usage summary” selected, at the client’s GMT time zone, we need to send out a daily usage summary mail.</text:p>
            <text:p text:style-name="P7"/>
            <text:p text:style-name="P7">To check the usage :</text:p>
            <text:p text:style-name="P7"/>
            <text:p text:style-name="P7">Select * from cdr_report_detailYYYYMMDD where client_id = xxx;</text:p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Daily Balance Summary</text:p>
          </table:table-cell>
          <table:table-cell table:style-name="Table1.A1" office:value-type="string">
            <text:p text:style-name="P2">For each client who has “daily balance summary” selected, at the client’s GMT time zone, we need to send out a daily balance summary mail.</text:p>
            <text:p text:style-name="P2"/>
            <text:p text:style-name="P2">SELECT * FROM "balance_history_actual" <text:s/>WHERE <text:s/>date = '2017-03-06' AND "client_id" = '235'</text:p>
            <text:p text:style-name="P2"/>
            <text:p text:style-name="P2"/>
            <text:p text:style-name="P2"/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Daily CDR Delivery</text:p>
          </table:table-cell>
          <table:table-cell table:style-name="Table1.A1" office:value-type="string">
            <text:p text:style-name="P2">For each client who has “daily CDR delivery” selected, at the client’s GMT time zone, we need to send out a daily CDR mail. Instead of including a large attachment, it should be a CDR link.</text:p>
            <text:p text:style-name="P2"/>
            <text:p text:style-name="P2">There is API to generate this link for you. <text:s/></text:p>
            <text:p text:style-name="P2"/>
            <text:p text:style-name="P2">Here is the API how-to:</text:p>
            <text:p text:style-name="P2"/>
            <text:p text:style-name="P2">https://docs.google.com/document/d/1HbPl4bH6JpGKwz_bvamAG5UPn9A2zAX8wOYDVhuuJNE/edit?usp=sharing</text:p>
          </table:table-cell>
        </table:table-row>
        <table:table-row table:style-name="Table1.1">
          <table:table-cell table:style-name="Table1.A1" office:value-type="string">
            <text:p text:style-name="P7">Trunk Pending Suspension Notice</text:p>
          </table:table-cell>
          <table:table-cell table:style-name="Table1.A1" office:value-type="string">
            <text:p text:style-name="P7">For each client, at the client’s timezone 00:00:00, we need to check if there is any pending rate download and the deadline is to be reached within 24 hours. <text:s/>If so, pls send this email. <text:s/></text:p>
            <text:p text:style-name="P7"/>
            <text:p text:style-name="P7"/>
            <text:p text:style-name="P7"/>
            <text:p text:style-name="P7">Select download_deadline from rate_send_log;</text:p>
            <text:p text:style-name="P7">Select client_id , resource_id from rate_send_log_detail</text:p>
            <text:p text:style-name="P7">, resource where resource.resource_id = rate_send_log_detail.resource_id</text:p>
            <text:p text:style-name="P7"/>
            <text:p text:style-name="P7">Select * from rate_download_log where client_id = xx and log_detail_id = xx</text:p>
          </table:table-cell>
        </table:table-row>
        <table:table-row table:style-name="Table1.1">
          <table:table-cell table:style-name="Table1.A1" office:value-type="string">
            <text:p text:style-name="P7">Trunk is Suspended Notice</text:p>
          </table:table-cell>
          <table:table-cell table:style-name="Table1.A1" office:value-type="string">
            <text:p text:style-name="P2">For each client, at the client’s timezone 00:00:00, we need to check if there is any pending rate download and the deadline is passed. <text:s/>If so, pls send this email AND “disable this relevant trunk.”</text:p>
            <text:p text:style-name="P2"/>
            <text:p text:style-name="P2"/>
            <text:p text:style-name="P2"/>
            <text:p text:style-name="P2">Select download_deadline from rate_send_log;</text:p>
            <text:p text:style-name="P2">Select client_id , resource_id from rate_send_log_detail</text:p>
            <text:p text:style-name="P2">, resource where resource.resource_id = rate_send_log_detail.resource_id</text:p>
            <text:p text:style-name="P2"/>
            <text:p text:style-name="P2">Select * from rate_download_log where client_id = xx and log_detail_id = xx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In the “client” tables, you can see all the alert setting for a client:</text:p>
      <text:p text:style-name="P1">Only active client should need to send.</text:p>
      <text:p text:style-name="P1"><text:s/></text:p>
      <text:p text:style-name="P1">The table that has these data is “client”</text:p>
      <text:p text:style-name="P1"><text:s/></text:p>
      <text:p text:style-name="P1"><text:s/></text:p>
      <text:p text:style-name="P1">For Daily Alert, we can run once a day and send appropriate email alerts to the client who has the option selected. <text:s/>Pls note that there are sub-option for each reports.</text:p>
      <text:p text:style-name="P1">For Zero Balance and Low Balance alert, we can run SQL every five minutes ( configurable ) and then send out email if the Zero Balance or Low Balance condition is met. <text:s/>Pls note that we only check if the client has this option turned on and if the client is active. </text:p>
      <text:p text:style-name="P1"><text:s/></text:p>
      <text:p text:style-name="P1">In the “<text:span text:style-name="T1">balance_history_actual” table you can find the beginning of day balance for each client.</text:span></text:p>
      <text:p text:style-name="P1">"</text:p>
      <text:p text:style-name="P1">All the alert emails have templates defined in the UI:</text:p>
      <text:p text:style-name="P1"><text:s/></text:p>
      <text:p text:style-name="P1">The table storing the mail content is <text:span text:style-name="T1">mail_tmplate.</text:span></text:p>
      <text:p text:style-name="P1"><text:soft-page-break/><text:span text:style-name="T1">The table storing all the email sender is mail_sender.</text:span></text:p>
      <text:p text:style-name="P1"><text:span text:style-name="T1"><text:s/></text:span></text:p>
      <text:p text:style-name="P1"><text:span text:style-name="T1">Inside the mail template, all {tag} should be replaced correctly. </text:span></text:p>
      <text:p text:style-name="P1"><text:span text:style-name="T1"><text:s/></text:span></text:p>
      <text:p text:style-name="P3"/>
      <text:p text:style-name="P1"><text:span text:style-name="T1"><text:s/></text:span></text:p>
      <text:p text:style-name="P1"><text:span text:style-name="T2">The other place where we need alerts is at the rate table sending:</text:span></text:p>
      <text:p text:style-name="P1"><text:span text:style-name="T2"><text:s/></text:span></text:p>
      <text:p text:style-name="P1"><text:span text:style-name="T2"><text:s/></text:span></text:p>
      <text:p text:style-name="P1"><text:span text:style-name="T2">Then the user can click on “send rate”</text:span></text:p>
      <text:p text:style-name="P1"><text:span text:style-name="T2">If “send as link” is selected, he user can also specify a download deadline.</text:span></text:p>
      <text:p text:style-name="P1"><text:span text:style-name="T2">If the rate is not downloaded by that time, the alert will need to be sent a “Trunk Suspension Notice”.</text:span></text:p>
      <text:p text:style-name="P1"><text:span text:style-name="T2">One day before the deadline, the alert will need to send a “Rate Update Reminder Notice”.</text:span></text:p>
      <text:p text:style-name="P1"><text:span text:style-name="T2">If by the deadline and rate is not download, then alert will also need to set the trunk to inactive.</text:span></text:p>
      <text:p text:style-name="P1"><text:span text:style-name="T2"><text:s/></text:span></text:p>
      <text:p text:style-name="P1"><text:span text:style-name="T2">Here you can see who downloaded the rate. <text:s/>The data is in the “</text:span><text:span text:style-name="T1">rate_download_log”</text:span></text:p>
      <text:p text:style-name="P1"><text:span text:style-name="T1"><text:s/></text:span></text:p>
      <text:p text:style-name="P1"><text:span text:style-name="T2">Here you can see rate was sent to who and data in the </text:span><text:span text:style-name="T1">rate_send_log_detail</text:span></text:p>
      <text:p text:style-name="P1"><text:span text:style-name="T2"><text:s/>table.</text:span></text:p>
      <text:p text:style-name="P1"><text:span text:style-name="T2"><text:s/></text:span></text:p>
      <text:p text:style-name="P1"/>
      <text:p text:style-name="Standard"><text:soft-page-break/></text:p>
      <text:p text:style-name="P5"/>
      <text:p text:style-name="P1">The following tags are needed to be supported. <text:s/>I have include the actual sample emails with {tag} that we need to support for each emails. </text:p>
      <text:p text:style-name="P1"/>
      <text:p text:style-name="P1"/>
      <text:p text:style-name="P1"><text:span text:style-name="T3">Low Balance Alert and Zero Balance Alert</text:span></text:p>
      <text:p text:style-name="P1"/>
      <text:p text:style-name="P12"><text:bookmark text:name="_k0exn0fw3qbh"/><text:span text:style-name="T4">Low Balance Notification</text:span></text:p>
      <text:p text:style-name="P9"><text:span text:style-name="T5"><text:s/></text:span></text:p>
      <text:p text:style-name="P8"><text:span text:style-name="T5">Hi </text:span><text:span text:style-name="T7">{company_name}</text:span></text:p>
      <text:p text:style-name="P8"><text:span text:style-name="T7">We sould like to informat you that your account is running low of credit as of {current_date}. <text:s/>You may login to your portal and add credit to your account.</text:span></text:p>
      <text:p text:style-name="P8"><text:span text:style-name="T5">Your credit summary is as follows:</text:span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8"><text:span text:style-name="T5">Credit Limit</text:span></text:p>
          </table:table-cell>
          <table:table-cell table:style-name="Table2.A1" office:value-type="string">
            <text:p text:style-name="P8"><text:span text:style-name="T5">{credit_limit}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5">Remaining Credit</text:span></text:p>
          </table:table-cell>
          <table:table-cell table:style-name="Table2.A1" office:value-type="string">
            <text:p text:style-name="P8"><text:span text:style-name="T5">{remaining_credit}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5">Current Balance</text:span></text:p>
          </table:table-cell>
          <table:table-cell table:style-name="Table2.A1" office:value-type="string">
            <text:p text:style-name="P8"><text:span text:style-name="T5">{balance}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5">Payment Terms</text:span></text:p>
          </table:table-cell>
          <table:table-cell table:style-name="Table2.A1" office:value-type="string">
            <text:p text:style-name="P8"><text:span text:style-name="T5">{payment_term}</text:span></text:p>
          </table:table-cell>
        </table:table-row>
      </table:table>
      <text:p text:style-name="P10"><text:soft-page-break/></text:p>
      <text:p text:style-name="P10"/>
      <text:p text:style-name="P10"/>
      <text:p text:style-name="P9"><text:span text:style-name="T5"><text:s/>International Carrier Exchange Limited</text:span></text:p>
      <text:p text:style-name="P9"><text:span text:style-name="T5">Rooms 05-15, 13A/F, South Tower, World Finance Centre, Harbour City,</text:span></text:p>
      <text:p text:style-name="P9"><text:span text:style-name="T5">17 Canton Road, Tsim Sha Tsui, Kowloon, Hong Kong</text:span></text:p>
      <text:p text:style-name="P11"/>
      <text:p text:style-name="P4"/>
      <text:p text:style-name="P4"/>
      <text:p text:style-name="P1"/>
      <text:p text:style-name="Standard"/>
      <text:p text:style-name="P5"/>
      <text:p text:style-name="P1"><text:span text:style-name="T3">Daily Usage Summary</text:span></text:p>
      <text:p text:style-name="P1"/>
      <text:p text:style-name="P1"/>
      <text:p text:style-name="P12"><text:bookmark text:name="_mbryhoiin5kx"/><text:span text:style-name="T4">Daily Usage Summary</text:span></text:p>
      <text:p text:style-name="P9"><text:span text:style-name="T5"><text:s/></text:span></text:p>
      <text:p text:style-name="P8"><text:span text:style-name="T5">Hi {client_name}</text:span></text:p>
      <text:p text:style-name="P8"><text:span text:style-name="T7"><text:s/></text:span></text:p>
      <text:p text:style-name="P8"><text:span text:style-name="T7">This is a usage summary for your traffic from {begin_time} to <text:s/>{end_time} {customer_gmt}.</text:span></text:p>
      <text:p text:style-name="P8"><text:span text:style-name="T7">Traffic you send to ICX: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8"><text:span text:style-name="T5">Total Call Attempt</text:span></text:p>
          </table:table-cell>
          <table:table-cell table:style-name="Table3.A1" office:value-type="string">
            <text:p text:style-name="P8"><text:span text:style-name="T5">{total_call_buy} 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5">Non Zero Call <text:s/></text:span></text:p>
          </table:table-cell>
          <table:table-cell table:style-name="Table3.A1" office:value-type="string">
            <text:p text:style-name="P8"><text:span text:style-name="T5">{total_not_zero_calls_buy}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5">Billed Minutes</text:span></text:p>
          </table:table-cell>
          <table:table-cell table:style-name="Table3.A1" office:value-type="string">
            <text:p text:style-name="P8"><text:span text:style-name="T5">{total_billed_min_buy} 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5">Billed Amount</text:span></text:p>
          </table:table-cell>
          <table:table-cell table:style-name="Table3.A1" office:value-type="string">
            <text:p text:style-name="P8"><text:span text:style-name="T5">{total_billed_amount_buy}</text:span></text:p>
          </table:table-cell>
        </table:table-row>
      </table:table>
      <text:p text:style-name="P10"><text:soft-page-break/></text:p>
      <text:p text:style-name="P8"><text:span text:style-name="T7">Traffic ICX sent you:</text:span></text:p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8"><text:span text:style-name="T5">Total Call Attempt</text:span></text:p>
          </table:table-cell>
          <table:table-cell table:style-name="Table4.A1" office:value-type="string">
            <text:p text:style-name="P8"><text:span text:style-name="T5">{total_call_sell}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5">Non Zero Call <text:s/></text:span></text:p>
          </table:table-cell>
          <table:table-cell table:style-name="Table4.A1" office:value-type="string">
            <text:p text:style-name="P8"><text:span text:style-name="T5">{total_not_zero_calls_sell}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5">Billed Minutes</text:span></text:p>
          </table:table-cell>
          <table:table-cell table:style-name="Table4.A1" office:value-type="string">
            <text:p text:style-name="P8"><text:span text:style-name="T5">{total_billed_min_sell}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5">Billed Amount</text:span></text:p>
          </table:table-cell>
          <table:table-cell table:style-name="Table4.A1" office:value-type="string">
            <text:p text:style-name="P8"><text:span text:style-name="T5">{total_billed_amount_sell} </text:span></text:p>
          </table:table-cell>
        </table:table-row>
      </table:table>
      <text:p text:style-name="P10"><text:soft-page-break/></text:p>
      <text:p text:style-name="P8"><text:span text:style-name="T5">Your credit summary is as follows:</text:span></text:p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8"><text:span text:style-name="T5">Credit Limit</text:span></text:p>
          </table:table-cell>
          <table:table-cell table:style-name="Table5.A1" office:value-type="string">
            <text:p text:style-name="P8"><text:span text:style-name="T5">{credit_limit}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5">Remaining Credit</text:span></text:p>
          </table:table-cell>
          <table:table-cell table:style-name="Table5.A1" office:value-type="string">
            <text:p text:style-name="P8"><text:span text:style-name="T5">{remaining_credit}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5">Current Balance</text:span></text:p>
          </table:table-cell>
          <table:table-cell table:style-name="Table5.A1" office:value-type="string">
            <text:p text:style-name="P8"><text:span text:style-name="T5">{balance}</text:span></text:p>
          </table:table-cell>
        </table:table-row>
      </table:table>
      <text:p text:style-name="P10"><text:soft-page-break/></text:p>
      <text:p text:style-name="P10"/>
      <text:p text:style-name="P9"><text:span text:style-name="T5"><text:s/>International Carrier Exchange Limited</text:span></text:p>
      <text:p text:style-name="P9"><text:span text:style-name="T5">Rooms 05-15, 13A/F, South Tower, World Finance Centre, Harbour City,</text:span></text:p>
      <text:p text:style-name="P9"><text:span text:style-name="T5">17 Canton Road, Tsim Sha Tsui, Kowloon, Hong Kong</text:span></text:p>
      <text:p text:style-name="P11"/>
      <text:p text:style-name="P4"/>
      <text:p text:style-name="P1"/>
      <text:p text:style-name="Standard"/>
      <text:p text:style-name="P5"/>
      <text:p text:style-name="P1"><text:span text:style-name="T3">Daily Balance</text:span></text:p>
      <text:p text:style-name="P1"/>
      <text:p text:style-name="P12"><text:bookmark text:name="_qnse8oq7eyjb"/><text:span text:style-name="T4">Daily Balance Summary</text:span></text:p>
      <text:p text:style-name="P9"><text:s/></text:p>
      <text:p text:style-name="P8">Hi {client_name}</text:p>
      <text:p text:style-name="P8"><text:span text:style-name="T6">Your blance in ICX is {beginning_of_day_balance} USD as of {beginning_of_day}. </text:span></text:p>
      <text:p text:style-name="P8">Your credit summary is as follows: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8">Credit Limit</text:p>
          </table:table-cell>
          <table:table-cell table:style-name="Table6.A1" office:value-type="string">
            <text:p text:style-name="P8">{credit_limit}</text:p>
          </table:table-cell>
        </table:table-row>
        <table:table-row table:style-name="Table6.1">
          <table:table-cell table:style-name="Table6.A1" office:value-type="string">
            <text:p text:style-name="P8">Remaining Credit</text:p>
          </table:table-cell>
          <table:table-cell table:style-name="Table6.A1" office:value-type="string">
            <text:p text:style-name="P8">{remaining_credit}</text:p>
          </table:table-cell>
        </table:table-row>
        <table:table-row table:style-name="Table6.1">
          <table:table-cell table:style-name="Table6.A1" office:value-type="string">
            <text:p text:style-name="P8">Current Balance</text:p>
          </table:table-cell>
          <table:table-cell table:style-name="Table6.A1" office:value-type="string">
            <text:p text:style-name="P8">{balance}</text:p>
          </table:table-cell>
        </table:table-row>
      </table:table>
      <text:p text:style-name="P8"><text:soft-page-break/></text:p>
      <text:p text:style-name="P8"/>
      <text:p text:style-name="P9"><text:s/>International Carrier Exchange Limited</text:p>
      <text:p text:style-name="P9">Rooms 05-15, 13A/F, South Tower, World Finance Centre, Harbour City,</text:p>
      <text:p text:style-name="P9">17 Canton Road, Tsim Sha Tsui, Kowloon, Hong Kong</text:p>
      <text:p text:style-name="P1"/>
      <text:p text:style-name="P1"/>
      <text:p text:style-name="P1"/>
      <text:p text:style-name="Standard"/>
      <text:p text:style-name="P5"/>
      <text:p text:style-name="P1"><text:span text:style-name="T3">Daily CDR</text:span></text:p>
      <text:p text:style-name="P1"/>
      <text:p text:style-name="P12"><text:bookmark text:name="_morwwtgyraf8"/><text:span text:style-name="T4">Daily Usage Summary</text:span></text:p>
      <text:p text:style-name="P9"><text:s/></text:p>
      <text:p text:style-name="P8">Hi {client_name}</text:p>
      <text:p text:style-name="P8"><text:span text:style-name="T6">This is a CDR for your traffic from {begin_time} to <text:s/>{end_time} {customer_gmt}.</text:span></text:p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8">CDR count</text:p>
          </table:table-cell>
          <table:table-cell table:style-name="Table7.A1" office:value-type="string">
            <text:p text:style-name="P8">{cdr_count}</text:p>
          </table:table-cell>
        </table:table-row>
        <table:table-row table:style-name="Table7.1">
          <table:table-cell table:style-name="Table7.A1" office:value-type="string">
            <text:p text:style-name="P8">Filename</text:p>
          </table:table-cell>
          <table:table-cell table:style-name="Table7.A1" office:value-type="string">
            <text:p text:style-name="P8">{file_name}</text:p>
          </table:table-cell>
        </table:table-row>
        <table:table-row table:style-name="Table7.1">
          <table:table-cell table:style-name="Table7.A1" office:value-type="string">
            <text:p text:style-name="P8">Download Link</text:p>
          </table:table-cell>
          <table:table-cell table:style-name="Table7.A1" office:value-type="string">
            <text:p text:style-name="P8">{download_link}</text:p>
          </table:table-cell>
        </table:table-row>
      </table:table>
      <text:p text:style-name="P8"><text:soft-page-break/>You may send out the public link to your staff or parter to access this CDR files without having to login to your account. <text:s/>Your public link for this CDR is {share_link}.</text:p>
      <text:p text:style-name="P9"><text:s/>International Carrier Exchange Limited</text:p>
      <text:p text:style-name="P9">Rooms 05-15, 13A/F, South Tower, World Finance Centre, Harbour City,</text:p>
      <text:p text:style-name="P9">17 Canton Road, Tsim Sha Tsui, Kowloon, Hong Kong</text:p>
      <text:p text:style-name="P1"/>
      <text:p text:style-name="P1"/>
      <text:p text:style-name="Standard"/>
      <text:p text:style-name="P5"/>
      <text:p text:style-name="P1"><text:span text:style-name="T3">Trunks Suspension Notice</text:span></text:p>
      <text:p text:style-name="P1"/>
      <text:p text:style-name="P12"><text:bookmark text:name="_uykiz7p1rv0g"/><text:span text:style-name="T4">Trunk Suspension Notice</text:span><text:span text:style-name="T8"> </text:span></text:p>
      <text:p text:style-name="P8">Hi {company_name}</text:p>
      <text:p text:style-name="P8">Your trunk {trunk_name} is suspecded because you have not download the rate update {rate_update_file_name} before the {rate_download_deadline}.</text:p>
      <text:p text:style-name="P8">Please contact us via noc@intlcx.com to have your trunk re-activated.</text:p>
      <text:p text:style-name="P8"/>
      <text:p text:style-name="P8"/>
      <text:p text:style-name="P9"><text:s/>International Carrier Exchange Limited</text:p>
      <text:p text:style-name="P9">Rooms 05-15, 13A/F, South Tower, World Finance Centre, Harbour City,</text:p>
      <text:p text:style-name="P9">17 Canton Road, Tsim Sha Tsui, Kowloon, Hong Kong</text:p>
      <text:p text:style-name="P1"/>
      <text:p text:style-name="P1"/>
      <text:p text:style-name="P1"/>
      <text:p text:style-name="P1"/>
      <text:p text:style-name="Standard"/>
      <text:p text:style-name="P5"/>
      <text:p text:style-name="P1"><text:span text:style-name="T3">Rate Download Reminder ( send one day before deadline ) </text:span></text:p>
      <text:p text:style-name="P1"/>
      <text:p text:style-name="P12"><text:bookmark text:name="_3wu3s4yqcmf3"/><text:span text:style-name="T4">Rate Update Notice</text:span><text:span text:style-name="T8"> </text:span></text:p>
      <text:p text:style-name="P8">Hi {company_name}</text:p>
      <text:p text:style-name="P8">A new rate is available for you to download.</text:p>
      <text:p text:style-name="P8">Please download the rate from the following link: {rate_download_link}.</text:p>
      <text:p text:style-name="P8">Here is the allowed IPs and prefix for this rate offer.</text:p>
      <text:p text:style-name="P8">Allowed IPs: {allowed_ip}</text:p>
      <text:p text:style-name="P8">Prefix: {prefix}</text:p>
      <text:p text:style-name="P8">Switch IP: {switch_ip}</text:p>
      <text:p text:style-name="P8">You must download this rate before {download_deadline} or this trunk will be suspended.</text:p>
      <text:p text:style-name="P8"/>
      <text:p text:style-name="P8"/>
      <text:p text:style-name="P8"/>
      <text:p text:style-name="P8"/>
      <text:p text:style-name="P9"><text:s/>International Carrier Exchange Limited</text:p>
      <text:p text:style-name="P9">Rooms 05-15, 13A/F, South Tower, World Finance Centre, Harbour City,</text:p>
      <text:p text:style-name="P9">17 Canton Road, Tsim Sha Tsui, Kowloon, Hong Kong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0" meta:page-count="23" meta:paragraph-count="184" meta:word-count="1338" meta:character-count="8467" meta:non-whitespace-character-count="7228"/>
    <meta:generator>LibreOfficeDev/5.1.0.3$Linux_X86_64 LibreOffice_project/</meta:generator>
  </office:meta>
</office:document-meta>
</file>